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rsid="00048d96" officeooo:paragraph-rsid="00048d96"/>
    </style:style>
    <style:style style:name="P2" style:family="paragraph" style:parent-style-name="Standard">
      <style:text-properties fo:language="nb" fo:country="NO" officeooo:rsid="00068a3b" officeooo:paragraph-rsid="00068a3b"/>
    </style:style>
    <style:style style:name="P3" style:family="paragraph" style:parent-style-name="Standard">
      <style:text-properties fo:language="nb" fo:country="NO" officeooo:rsid="00098ef7" officeooo:paragraph-rsid="00098ef7"/>
    </style:style>
    <style:style style:name="T1" style:family="text">
      <style:text-properties officeooo:rsid="000b8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st deteksjon notater:</text:p>
      <text:p text:style-name="P1"/>
      <text:p text:style-name="P1">Typer sensorer brukt</text:p>
      <text:p text:style-name="P1">- Hyperspectral imaging (HSI)</text:p>
      <text:p text:style-name="P1"><text:tab/>- Sender full lysspekter og gir ut et 3D kart over stoffet utifra spekterresponsen.</text:p>
      <text:p text:style-name="P1"><text:tab/>- Kan identifisere forskjellige materialer basert på hvordan de reflekterer, absorberer og <text:tab/>emiterer lys med forskjellige bølgelengder.</text:p>
      <text:p text:style-name="P1"><text:tab/>- Kan sette opp tester som vil kunne se forskjell på plast og andre stoffer, også trene opp en <text:tab/>modell for å effektivisere testen.</text:p>
      <text:p text:style-name="P1"/>
      <text:p text:style-name="P1">- Electrochemical sensors</text:p>
      <text:p text:style-name="P1"><text:tab/>- Liten shelf life</text:p>
      <text:p text:style-name="P1"><text:tab/>- Kan detektere stoffer ved å konvertere kjemisk information til elektriske signaler.</text:p>
      <text:p text:style-name="P1"><text:tab/>- Kan enten gjøres med strøm, spenning eller impedans</text:p>
      <text:p text:style-name="P1"/>
      <text:p text:style-name="P1">Satelitt system:</text:p>
      <text:p text:style-name="P1">- Detektere plast-øyer i real time</text:p>
      <text:p text:style-name="P1">- Sende ut oppdrag for å plukke opp plastområdene</text:p>
      <text:p text:style-name="P1"/>
      <text:p text:style-name="P1"/>
      <text:p text:style-name="P1">1.4 um^2 </text:p>
      <text:p text:style-name="P1"><text:a xlink:type="simple" xlink:href="https://www.digikey.no/no/products/detail/arducam/B0310/19116507?gclsrc=aw.ds&amp;gad_source=1&amp;gad_campaignid=19562419862" text:style-name="Internet_20_link" text:visited-style-name="Visited_20_Internet_20_Link">https://www.digikey.no/no/products/detail/arducam/B0310/19116507?gclsrc=aw.ds&amp;gad_source=1&amp;gad_campaignid=19562419862</text:a></text:p>
      <text:p text:style-name="P1"><text:a xlink:type="simple" xlink:href="https://docs.arducam.com/Raspberry-Pi-Camera/Native-camera/12MP-IMX708/#raspberry-pi-5-cm-5" text:style-name="Internet_20_link" text:visited-style-name="Visited_20_Internet_20_Link">https://docs.arducam.com/Raspberry-Pi-Camera/Native-camera/12MP-IMX708/#raspberry-pi-5-cm-5</text:a></text:p>
      <text:p text:style-name="P3"/>
      <text:p text:style-name="P3">med ir filter <text:span text:style-name="T1">som ikke funker</text:span></text:p>
      <text:p text:style-name="P1"><text:a xlink:type="simple" xlink:href="https://www.arducam.com/arducam-m12-night-vision-ir-cut-raspberry-pi-camera.html" text:style-name="Internet_20_link" text:visited-style-name="Visited_20_Internet_20_Link">https://www.arducam.com/arducam-m12-night-vision-ir-cut-raspberry-pi-camera.html</text:a></text:p>
      <text:p text:style-name="P1"/>
      <text:p text:style-name="P1"/>
      <text:p text:style-name="P1"><text:a xlink:type="simple" xlink:href="https://hackaday.io/project/204809-ai-driven-plastic-surface-defect-detection-via-uv/details" text:style-name="Internet_20_link" text:visited-style-name="Visited_20_Internet_20_Link">https://hackaday.io/project/204809-ai-driven-plastic-surface-defect-detection-via-uv/details</text:a></text:p>
      <text:p text:style-name="P1"/>
      <text:p text:style-name="P1"/>
      <text:p text:style-name="P1"><text:a xlink:type="simple" xlink:href="https://blog.arducam.com/how-to-build-an-lwir-camera/" text:style-name="Internet_20_link" text:visited-style-name="Visited_20_Internet_20_Link">https://blog.arducam.com/how-to-build-an-lwir-camera/</text:a></text:p>
      <text:p text:style-name="P1"/>
      <text:p text:style-name="P1"/>
      <text:p text:style-name="P2">IR-kamera og varmestråling etter oppvarmin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09:24:38.668191988</meta:creation-date>
    <dc:date>2026-01-12T12:02:36.315521489</dc:date>
    <meta:editing-duration>PT27M14S</meta:editing-duration>
    <meta:editing-cycles>1</meta:editing-cycles>
    <meta:document-statistic meta:table-count="0" meta:image-count="0" meta:object-count="0" meta:page-count="1" meta:paragraph-count="21" meta:word-count="128" meta:character-count="1221" meta:non-whitespace-character-count="1105"/>
    <meta:generator>LibreOffice/7.3.7.2$Linux_X86_64 LibreOffice_project/30$Build-2</meta:generator>
  </office:meta>
</office:document-meta>
</file>